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chivo Narrow" svg:font-family="'Archivo Narrow'"/>
    <style:font-face style:name="Arial" svg:font-family="Arial, Helvetica, sans-serif"/>
    <style:font-face style:name="Georgia" svg:font-family="Georgia, 'Times New Roman', Times, serif"/>
    <style:font-face style:name="Helvetica Neue" svg:font-family="'Helvetica Neue', Helvetica, Arial, sans-serif"/>
    <style:font-face style:name="Lato" svg:font-family="Lato, Calibri, Arial, 'Trebuchet MS', sans-serif"/>
    <style:font-face style:name="georgia" svg:font-family="georgia, verdan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976b1" officeooo:paragraph-rsid="000976b1" fo:hyphenate="true" fo:hyphenation-remain-char-count="2" fo:hyphenation-push-char-count="2"/>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8a64e" officeooo:paragraph-rsid="0008a64e"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cfcfb" officeooo:paragraph-rsid="000cfcfb"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de0cc" officeooo:paragraph-rsid="000de0cc"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de0cc" officeooo:paragraph-rsid="000defe3"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3c3b4" officeooo:paragraph-rsid="0013c3b4"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50f5c" officeooo:paragraph-rsid="00150f5c"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5a3f5" officeooo:paragraph-rsid="000defe3"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99" fo:text-indent="0.499cm" style:auto-text-indent="false"/>
      <style:text-properties officeooo:rsid="001bb2e5" officeooo:paragraph-rsid="001bb2e5"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99" fo:text-indent="0.499cm" style:auto-text-indent="false"/>
      <style:text-properties officeooo:rsid="001bb2e5" officeooo:paragraph-rsid="002335ea"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99" fo:text-indent="0.499cm" style:auto-text-indent="false"/>
      <style:text-properties officeooo:rsid="0019e089" officeooo:paragraph-rsid="00229b60"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99" fo:text-indent="0.499cm" style:auto-text-indent="false"/>
      <style:text-properties officeooo:rsid="00231e33" officeooo:paragraph-rsid="00231e33"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99" fo:text-indent="0.499cm" style:auto-text-indent="false"/>
      <style:text-properties officeooo:rsid="002335ea" officeooo:paragraph-rsid="002335ea"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99" fo:text-indent="0.499cm" style:auto-text-indent="false"/>
      <style:text-properties officeooo:rsid="0025d5cc" officeooo:paragraph-rsid="0025d5cc"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99" fo:text-indent="0.499cm" style:auto-text-indent="false"/>
      <style:text-properties officeooo:rsid="001daa74" officeooo:paragraph-rsid="001bb2e5"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99" fo:text-indent="0.499cm" style:auto-text-indent="false"/>
      <style:text-properties officeooo:rsid="0029f14d" officeooo:paragraph-rsid="0029f14d"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99" fo:text-indent="0.499cm" style:auto-text-indent="false"/>
      <style:text-properties officeooo:rsid="0029f14d" officeooo:paragraph-rsid="002cb329"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99" fo:text-indent="0.499cm" style:auto-text-indent="false"/>
      <style:text-properties officeooo:rsid="002cb329" officeooo:paragraph-rsid="002cb329"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99" fo:text-indent="0.499cm" style:auto-text-indent="false"/>
      <style:text-properties officeooo:paragraph-rsid="002e6308"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4a4d8f"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4adea6"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99" fo:text-indent="0.499cm" style:auto-text-indent="false"/>
      <style:text-properties officeooo:rsid="002e6308" officeooo:paragraph-rsid="002e6308"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99" fo:text-indent="0.499cm" style:auto-text-indent="false"/>
      <style:text-properties officeooo:rsid="0031bab2" officeooo:paragraph-rsid="0031bab2"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99" fo:text-indent="0.499cm" style:auto-text-indent="false"/>
      <style:text-properties officeooo:rsid="0033ca64" officeooo:paragraph-rsid="0033ca64"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99" fo:text-indent="0.499cm" style:auto-text-indent="false"/>
      <style:text-properties officeooo:rsid="0033e0a4" officeooo:paragraph-rsid="0033e0a4"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99" fo:text-indent="0.499cm" style:auto-text-indent="false"/>
      <style:text-properties officeooo:rsid="0039e8da" officeooo:paragraph-rsid="0039e8da"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99" fo:text-indent="0.499cm" style:auto-text-indent="false"/>
      <style:text-properties officeooo:rsid="003af5d5" officeooo:paragraph-rsid="003af5d5"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76742" officeooo:paragraph-rsid="0029f14d"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228" officeooo:paragraph-rsid="003c3228"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f27bb" officeooo:paragraph-rsid="003f27bb"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0cd4" officeooo:paragraph-rsid="00420cd4"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e734" officeooo:paragraph-rsid="0042e734"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77c28" officeooo:paragraph-rsid="00477c28"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7b9f7" officeooo:paragraph-rsid="0047b9f7"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899ed" officeooo:paragraph-rsid="004899ed"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a4d8f" officeooo:paragraph-rsid="004a4d8f"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adea6" officeooo:paragraph-rsid="004adea6"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bbd79" officeooo:paragraph-rsid="004c923f"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c923f" officeooo:paragraph-rsid="004c923f"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df846" officeooo:paragraph-rsid="004df846"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e6eb7" officeooo:paragraph-rsid="004e6eb7"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4cc3" officeooo:paragraph-rsid="004f4cc3"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ffe3" officeooo:paragraph-rsid="004fffe3"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130ce" officeooo:paragraph-rsid="005130ce"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fo:font-weight="normal" officeooo:rsid="005130ce" officeooo:paragraph-rsid="005130ce" style:font-weight-asian="normal" style:font-weight-complex="normal"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21f88" officeooo:paragraph-rsid="00521f88"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e1ab" officeooo:paragraph-rsid="0056cbdd"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6cbdd" officeooo:paragraph-rsid="0056cbdd" fo:hyphenate="tru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846a0" officeooo:paragraph-rsid="005846a0"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98749" officeooo:paragraph-rsid="00598749"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a7a71" officeooo:paragraph-rsid="005a7a71"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b5941" officeooo:paragraph-rsid="005b5941" fo:hyphenate="tru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c5873" officeooo:paragraph-rsid="005c5873" fo:hyphenate="true" fo:hyphenation-remain-char-count="2" fo:hyphenation-push-char-count="2"/>
    </style:style>
    <style:style style:name="P54"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4f4cc3" officeooo:paragraph-rsid="004f4cc3" style:font-style-asian="normal" style:font-style-complex="normal" fo:hyphenate="true" fo:hyphenation-remain-char-count="2" fo:hyphenation-push-char-count="2"/>
    </style:style>
    <style:style style:name="P55"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21f88" officeooo:paragraph-rsid="00521f88" style:font-style-asian="normal" style:font-style-complex="normal"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794f7" officeooo:paragraph-rsid="005794f7" style:font-style-asian="normal" style:font-style-complex="normal" fo:hyphenate="true" fo:hyphenation-remain-char-count="2" fo:hyphenation-push-char-count="2"/>
    </style:style>
    <style:style style:name="P57"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794f7" officeooo:paragraph-rsid="005846a0" style:font-style-asian="normal" style:font-style-complex="normal" fo:hyphenate="true" fo:hyphenation-remain-char-count="2" fo:hyphenation-push-char-count="2"/>
    </style:style>
    <style:style style:name="P58"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846a0" officeooo:paragraph-rsid="005846a0" style:font-style-asian="normal" style:font-style-complex="normal" fo:hyphenate="true" fo:hyphenation-remain-char-count="2" fo:hyphenation-push-char-count="2"/>
    </style:style>
    <style:style style:name="P59"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98749" officeooo:paragraph-rsid="00598749" style:font-style-asian="normal" style:font-style-complex="normal" fo:hyphenate="true" fo:hyphenation-remain-char-count="2" fo:hyphenation-push-char-count="2"/>
    </style:style>
    <style:style style:name="P60"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a7a71" officeooo:paragraph-rsid="005a7a71" style:font-style-asian="normal" style:font-style-complex="normal" fo:hyphenate="true" fo:hyphenation-remain-char-count="2" fo:hyphenation-push-char-count="2"/>
    </style:style>
    <style:style style:name="P61"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b5941" officeooo:paragraph-rsid="005a7a71" style:font-style-asian="normal" style:font-style-complex="normal" fo:hyphenate="true" fo:hyphenation-remain-char-count="2" fo:hyphenation-push-char-count="2"/>
    </style:style>
    <style:style style:name="P62"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b5941" officeooo:paragraph-rsid="005b5941" style:font-style-asian="normal" style:font-style-complex="normal" fo:hyphenate="true" fo:hyphenation-remain-char-count="2" fo:hyphenation-push-char-count="2"/>
    </style:style>
    <style:style style:name="P63"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c5873" officeooo:paragraph-rsid="005c5873" style:font-style-asian="normal" style:font-style-complex="normal" fo:hyphenate="true" fo:hyphenation-remain-char-count="2" fo:hyphenation-push-char-count="2"/>
    </style:style>
    <style:style style:name="P64" style:family="paragraph" style:parent-style-name="Standard" style:master-page-name="">
      <style:paragraph-properties fo:margin-left="0cm" fo:margin-right="0cm" fo:line-height="150%" fo:text-align="justify" style:justify-single-word="false" fo:hyphenation-ladder-count="99" fo:text-indent="0.499cm" style:auto-text-indent="false" style:page-number="auto"/>
      <style:text-properties officeooo:rsid="0017dd3b" officeooo:paragraph-rsid="0017dd3b" fo:hyphenate="true" fo:hyphenation-remain-char-count="2" fo:hyphenation-push-char-count="2"/>
    </style:style>
    <style:style style:name="P65"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4eb14d" officeooo:paragraph-rsid="004f4cc3" fo:hyphenate="true" fo:hyphenation-remain-char-count="2" fo:hyphenation-push-char-count="2"/>
    </style:style>
    <style:style style:name="P66" style:family="paragraph" style:parent-style-name="Footnote">
      <style:text-properties officeooo:rsid="000de0cc" officeooo:paragraph-rsid="000de0cc"/>
    </style:style>
    <style:style style:name="P67" style:family="paragraph" style:parent-style-name="Footnote">
      <style:text-properties officeooo:rsid="00150f5c" officeooo:paragraph-rsid="00150f5c"/>
    </style:style>
    <style:style style:name="P68" style:family="paragraph" style:parent-style-name="Footnote">
      <style:text-properties officeooo:rsid="0015a3f5" officeooo:paragraph-rsid="0015a3f5"/>
    </style:style>
    <style:style style:name="P69" style:family="paragraph" style:parent-style-name="Footnote">
      <style:text-properties officeooo:rsid="002152f3" officeooo:paragraph-rsid="002152f3"/>
    </style:style>
    <style:style style:name="P70" style:family="paragraph" style:parent-style-name="Footnote">
      <style:text-properties officeooo:rsid="0029f14d" officeooo:paragraph-rsid="0029f14d"/>
    </style:style>
    <style:style style:name="P71" style:family="paragraph" style:parent-style-name="Footnote">
      <style:text-properties officeooo:rsid="002cb329" officeooo:paragraph-rsid="002cb329"/>
    </style:style>
    <style:style style:name="P72" style:family="paragraph" style:parent-style-name="Footnote">
      <style:text-properties officeooo:rsid="00420cd4" officeooo:paragraph-rsid="00420cd4"/>
    </style:style>
    <style:style style:name="P73" style:family="paragraph" style:parent-style-name="Footnote">
      <style:text-properties officeooo:rsid="00477c28" officeooo:paragraph-rsid="00477c28"/>
    </style:style>
    <style:style style:name="P74" style:family="paragraph" style:parent-style-name="Footnote">
      <style:text-properties officeooo:rsid="0047b9f7" officeooo:paragraph-rsid="0047b9f7"/>
    </style:style>
    <style:style style:name="P75" style:family="paragraph" style:parent-style-name="Footnote">
      <style:text-properties officeooo:rsid="005dffa0" officeooo:paragraph-rsid="005dffa0"/>
    </style:style>
    <style:style style:name="P76"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d1911" officeooo:paragraph-rsid="005d1911" style:font-style-asian="normal" style:font-style-complex="normal" fo:hyphenate="true" fo:hyphenation-remain-char-count="2" fo:hyphenation-push-char-count="2"/>
    </style:style>
    <style:style style:name="P7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8a64e" officeooo:paragraph-rsid="0008a64e" fo:hyphenate="true" fo:hyphenation-remain-char-count="2" fo:hyphenation-push-char-count="2"/>
    </style:style>
    <style:style style:name="P78" style:family="paragraph" style:parent-style-name="Standard">
      <style:paragraph-properties fo:margin-left="0.7cm" fo:margin-right="0cm" fo:margin-top="0cm" fo:margin-bottom="0.4cm" style:contextual-spacing="false" fo:line-height="100%" fo:text-align="justify" style:justify-single-word="false" fo:hyphenation-ladder-count="no-limit" fo:text-indent="-0.7cm" style:auto-text-indent="false" style:shadow="none">
        <style:tab-stops/>
      </style:paragraph-properties>
      <style:text-properties fo:font-style="normal" fo:font-weight="bold" officeooo:rsid="0065158c" officeooo:paragraph-rsid="0065158c" style:font-style-asian="normal" style:font-weight-asian="bold" style:font-style-complex="normal" style:font-weight-complex="bold" fo:hyphenate="true" fo:hyphenation-remain-char-count="2" fo:hyphenation-push-char-count="2"/>
    </style:style>
    <style:style style:name="P79" style:family="paragraph" style:parent-style-name="Standard">
      <style:paragraph-properties fo:margin-left="0.7cm" fo:margin-right="0cm" fo:margin-top="0cm" fo:margin-bottom="0.4cm" style:contextual-spacing="false" fo:line-height="100%" fo:text-align="justify" style:justify-single-word="false" fo:hyphenation-ladder-count="no-limit" fo:text-indent="-0.7cm" style:auto-text-indent="false" style:shadow="none">
        <style:tab-stops/>
      </style:paragraph-properties>
      <style:text-properties fo:font-style="normal" fo:font-weight="bold" officeooo:rsid="005f948b" officeooo:paragraph-rsid="005f948b" style:font-style-asian="normal" style:font-weight-asian="bold" style:font-style-complex="normal" style:font-weight-complex="bold" fo:hyphenate="true" fo:hyphenation-remain-char-count="2" fo:hyphenation-push-char-count="2"/>
    </style:style>
    <style:style style:name="P80" style:family="paragraph" style:parent-style-name="Standard">
      <style:paragraph-properties fo:margin-left="0.7cm" fo:margin-right="0cm" fo:margin-top="0cm" fo:margin-bottom="0.4cm" style:contextual-spacing="false" fo:line-height="100%" fo:text-align="justify" style:justify-single-word="false" fo:hyphenation-ladder-count="no-limit" fo:text-indent="-0.7cm" style:auto-text-indent="false" style:shadow="none">
        <style:tab-stops/>
      </style:paragraph-properties>
      <style:text-properties officeooo:paragraph-rsid="005f948b" fo:hyphenate="true" fo:hyphenation-remain-char-count="2" fo:hyphenation-push-char-count="2"/>
    </style:style>
    <style:style style:name="P81" style:family="paragraph" style:parent-style-name="Standard">
      <style:paragraph-properties fo:margin-left="0.7cm" fo:margin-right="0cm" fo:margin-top="0cm" fo:margin-bottom="0.4cm" style:contextual-spacing="false" fo:line-height="100%" fo:text-align="justify" style:justify-single-word="false" fo:hyphenation-ladder-count="no-limit" fo:text-indent="-0.7cm" style:auto-text-indent="false" style:shadow="none">
        <style:tab-stops/>
      </style:paragraph-properties>
      <style:text-properties officeooo:paragraph-rsid="0061657c" fo:hyphenate="true" fo:hyphenation-remain-char-count="2" fo:hyphenation-push-char-count="2"/>
    </style:style>
    <style:style style:name="P82" style:family="paragraph" style:parent-style-name="Standard">
      <style:paragraph-properties fo:margin-left="0.7cm" fo:margin-right="0cm" fo:margin-top="0cm" fo:margin-bottom="0.4cm" style:contextual-spacing="false" fo:line-height="100%" fo:text-align="start" style:justify-single-word="false" fo:hyphenation-ladder-count="no-limit" fo:text-indent="-0.7cm" style:auto-text-indent="false" style:shadow="none">
        <style:tab-stops/>
      </style:paragraph-properties>
      <style:text-properties officeooo:paragraph-rsid="0063305c" fo:hyphenate="true" fo:hyphenation-remain-char-count="2" fo:hyphenation-push-char-count="2"/>
    </style:style>
    <style:style style:name="P83" style:family="paragraph" style:parent-style-name="Standard">
      <style:paragraph-properties fo:margin-left="0.7cm" fo:margin-right="0cm" fo:margin-top="0cm" fo:margin-bottom="0.4cm" style:contextual-spacing="false" fo:line-height="100%" fo:text-align="justify" style:justify-single-word="false" fo:hyphenation-ladder-count="no-limit" fo:text-indent="-0.7cm" style:auto-text-indent="false" style:shadow="none">
        <style:tab-stops/>
      </style:paragraph-properties>
      <style:text-properties officeooo:rsid="004899ed" officeooo:paragraph-rsid="005dffa0" fo:hyphenate="true" fo:hyphenation-remain-char-count="2" fo:hyphenation-push-char-count="2"/>
    </style:style>
    <style:style style:name="P84" style:family="paragraph" style:parent-style-name="Standard" style:master-page-name="">
      <style:paragraph-properties fo:margin-left="0.7cm" fo:margin-right="0cm" fo:margin-top="0cm" fo:margin-bottom="0.4cm" style:contextual-spacing="false" fo:line-height="100%" fo:text-align="justify" style:justify-single-word="false" fo:hyphenation-ladder-count="no-limit" fo:text-indent="-0.7cm" style:auto-text-indent="false" style:page-number="auto" style:shadow="none">
        <style:tab-stops/>
      </style:paragraph-properties>
      <style:text-properties officeooo:rsid="005dffa0" officeooo:paragraph-rsid="005dffa0" fo:hyphenate="true" fo:hyphenation-remain-char-count="2" fo:hyphenation-push-char-count="2"/>
    </style:style>
    <style:style style:name="P85" style:family="paragraph" style:parent-style-name="Standard">
      <style:paragraph-properties fo:margin-left="0.7cm" fo:margin-right="0cm" fo:margin-top="0cm" fo:margin-bottom="0.4cm" style:contextual-spacing="false" fo:text-indent="-0.7cm" style:auto-text-indent="false"/>
      <style:text-properties officeooo:paragraph-rsid="0065158c"/>
    </style:style>
    <style:style style:name="P86" style:family="paragraph" style:parent-style-name="Standard">
      <style:paragraph-properties fo:hyphenation-ladder-count="no-limit"/>
      <style:text-properties officeooo:rsid="0066593e" officeooo:paragraph-rsid="0066593e" fo:hyphenate="true" fo:hyphenation-remain-char-count="2" fo:hyphenation-push-char-count="2"/>
    </style:style>
    <style:style style:name="P87" style:family="paragraph" style:parent-style-name="Standard">
      <style:paragraph-properties fo:text-align="start" style:justify-single-word="false" fo:hyphenation-ladder-count="no-limit"/>
      <style:text-properties officeooo:rsid="0066593e" officeooo:paragraph-rsid="0066593e" fo:hyphenate="true" fo:hyphenation-remain-char-count="2" fo:hyphenation-push-char-count="2"/>
    </style:style>
    <style:style style:name="P88" style:family="paragraph" style:parent-style-name="Standard">
      <style:paragraph-properties fo:text-align="center" style:justify-single-word="false" fo:hyphenation-ladder-count="no-limit"/>
      <style:text-properties fo:font-size="15pt" fo:font-weight="bold" officeooo:rsid="0066593e" officeooo:paragraph-rsid="0066593e" style:font-size-asian="13.1000003814697pt" style:font-weight-asian="bold" style:font-size-complex="15pt" style:font-weight-complex="bold" fo:hyphenate="true" fo:hyphenation-remain-char-count="2" fo:hyphenation-push-char-count="2"/>
    </style:style>
    <style:style style:name="P89" style:family="paragraph" style:parent-style-name="Standard">
      <style:paragraph-properties fo:text-align="start" style:justify-single-word="false" fo:hyphenation-ladder-count="no-limit"/>
      <style:text-properties fo:font-size="15pt" fo:font-weight="bold" officeooo:rsid="0066593e" officeooo:paragraph-rsid="0066593e" style:font-size-asian="13.1000003814697pt" style:font-weight-asian="bold" style:font-size-complex="15pt" style:font-weight-complex="bold" fo:hyphenate="true" fo:hyphenation-remain-char-count="2" fo:hyphenation-push-char-count="2"/>
    </style:style>
    <style:style style:name="P90" style:family="paragraph" style:parent-style-name="Standard">
      <style:paragraph-properties fo:text-align="start" style:justify-single-word="false" fo:hyphenation-ladder-count="no-limit"/>
      <style:text-properties officeooo:paragraph-rsid="0066593e" fo:hyphenate="true" fo:hyphenation-remain-char-count="2" fo:hyphenation-push-char-count="2"/>
    </style:style>
    <style:style style:name="P91" style:family="paragraph" style:parent-style-name="Standard">
      <style:paragraph-properties fo:hyphenation-ladder-count="no-limit"/>
      <style:text-properties officeooo:rsid="0013c3b4" officeooo:paragraph-rsid="0067dfed" fo:hyphenate="true" fo:hyphenation-remain-char-count="2" fo:hyphenation-push-char-count="2"/>
    </style:style>
    <style:style style:name="P92" style:family="paragraph" style:parent-style-name="Standard">
      <style:paragraph-properties fo:text-align="center" style:justify-single-word="false" fo:hyphenation-ladder-count="no-limit"/>
      <style:text-properties fo:font-size="20pt" fo:font-weight="bold" officeooo:rsid="0067dfed" officeooo:paragraph-rsid="0067dfed" style:font-size-asian="20pt" style:font-weight-asian="bold" style:font-size-complex="20pt" style:font-weight-complex="bold" fo:hyphenate="true" fo:hyphenation-remain-char-count="2" fo:hyphenation-push-char-count="2"/>
    </style:style>
    <style:style style:name="P93" style:family="paragraph" style:parent-style-name="Standard" style:master-page-name="First_20_Page">
      <style:paragraph-properties fo:hyphenation-ladder-count="no-limit" style:page-number="auto"/>
      <style:text-properties officeooo:rsid="0066593e" officeooo:paragraph-rsid="0066593e" fo:hyphenate="true" fo:hyphenation-remain-char-count="2" fo:hyphenation-push-char-count="2"/>
    </style:style>
    <style:style style:name="P94" style:family="paragraph" style:parent-style-name="Footnote">
      <style:text-properties officeooo:rsid="005f948b" officeooo:paragraph-rsid="0025d5cc"/>
    </style:style>
    <style:style style:name="P95" style:family="paragraph" style:parent-style-name="Footnote">
      <style:text-properties officeooo:rsid="0061657c" officeooo:paragraph-rsid="0061657c"/>
    </style:style>
    <style:style style:name="P96" style:family="paragraph" style:parent-style-name="Footnote">
      <style:text-properties officeooo:rsid="005130ce" officeooo:paragraph-rsid="0063305c"/>
    </style:style>
    <style:style style:name="P97" style:family="paragraph" style:parent-style-name="Footnote">
      <style:text-properties officeooo:rsid="00521f88" officeooo:paragraph-rsid="0063305c"/>
    </style:style>
    <style:style style:name="P98" style:family="paragraph" style:parent-style-name="Footnote">
      <style:text-properties officeooo:rsid="005846a0" officeooo:paragraph-rsid="0063305c"/>
    </style:style>
    <style:style style:name="P99" style:family="paragraph" style:parent-style-name="Footnote">
      <style:text-properties officeooo:rsid="0063305c" officeooo:paragraph-rsid="0063305c"/>
    </style:style>
    <style:style style:name="P100" style:family="paragraph" style:parent-style-name="Footnote">
      <style:text-properties officeooo:rsid="006463b6" officeooo:paragraph-rsid="006463b6"/>
    </style:style>
    <style:style style:name="P101" style:family="paragraph" style:parent-style-name="Footnote">
      <style:paragraph-properties fo:margin-left="0.7cm" fo:margin-right="0cm" fo:margin-top="0cm" fo:margin-bottom="0.4cm" style:contextual-spacing="false" fo:text-indent="-0.7cm" style:auto-text-indent="false"/>
    </style:style>
    <style:style style:name="P102" style:family="paragraph" style:parent-style-name="Footnote">
      <style:paragraph-properties fo:margin-left="0.7cm" fo:margin-right="0cm" fo:margin-top="0cm" fo:margin-bottom="0.4cm" style:contextual-spacing="false" fo:text-align="start" style:justify-single-word="false" fo:text-indent="-0.7cm" style:auto-text-indent="false"/>
      <style:text-properties officeooo:paragraph-rsid="006463b6"/>
    </style:style>
    <style:style style:name="P103" style:family="paragraph" style:parent-style-name="Footnote">
      <style:paragraph-properties fo:margin-left="0.7cm" fo:margin-right="0cm" fo:margin-top="0cm" fo:margin-bottom="0.4cm" style:contextual-spacing="false" fo:text-align="start" style:justify-single-word="false" fo:text-indent="-0.7cm" style:auto-text-indent="false"/>
      <style:text-properties officeooo:paragraph-rsid="0061657c"/>
    </style:style>
    <style:style style:name="P104" style:family="paragraph" style:parent-style-name="Footnote">
      <style:paragraph-properties fo:margin-left="0.7cm" fo:margin-right="0cm" fo:margin-top="0cm" fo:margin-bottom="0.4cm" style:contextual-spacing="false" fo:text-align="start" style:justify-single-word="false" fo:text-indent="-0.7cm" style:auto-text-indent="false">
        <style:tab-stops/>
      </style:paragraph-properties>
      <style:text-properties officeooo:paragraph-rsid="0061657c"/>
    </style:style>
    <style:style style:name="P105" style:family="paragraph" style:parent-style-name="Footnote">
      <style:paragraph-properties fo:margin-left="0.7cm" fo:margin-right="0cm" fo:margin-top="0cm" fo:margin-bottom="0.4cm" style:contextual-spacing="false" fo:text-align="start" style:justify-single-word="false" fo:text-indent="-0.7cm" style:auto-text-indent="false">
        <style:tab-stops/>
      </style:paragraph-properties>
      <style:text-properties officeooo:paragraph-rsid="006463b6"/>
    </style:style>
    <style:style style:name="P106" style:family="paragraph" style:parent-style-name="Footnote">
      <style:paragraph-properties fo:margin-left="0.7cm" fo:margin-right="0cm" fo:margin-top="0cm" fo:margin-bottom="0.4cm" style:contextual-spacing="false" fo:text-indent="-0.7cm" style:auto-text-indent="false"/>
      <style:text-properties officeooo:paragraph-rsid="0061657c"/>
    </style:style>
    <style:style style:name="P107" style:family="paragraph" style:parent-style-name="Heading_20_1">
      <style:text-properties fo:font-style="normal" style:font-style-asian="normal" style:font-style-complex="normal"/>
    </style:style>
    <style:style style:name="P108" style:family="paragraph" style:parent-style-name="Heading_20_1">
      <style:text-properties fo:font-style="normal" officeooo:rsid="005794f7" style:font-style-asian="normal" style:font-style-complex="normal"/>
    </style:style>
    <style:style style:name="P109" style:family="paragraph" style:parent-style-name="Heading_20_1">
      <style:paragraph-properties fo:break-before="page"/>
      <style:text-properties officeooo:rsid="0017dd3b" officeooo:paragraph-rsid="0017dd3b"/>
    </style:style>
    <style:style style:name="P110" style:family="paragraph" style:parent-style-name="Heading_20_1" style:master-page-name="">
      <style:paragraph-properties fo:margin-left="0.7cm" fo:margin-right="0cm" fo:margin-top="0cm" fo:margin-bottom="0.4cm" style:contextual-spacing="false" fo:line-height="100%" fo:text-indent="-0.7cm" style:auto-text-indent="false" style:page-number="auto" fo:break-before="page" style:shadow="none">
        <style:tab-stops/>
      </style:paragraph-properties>
      <style:text-properties fo:font-style="normal" style:font-style-asian="normal" style:font-style-complex="normal"/>
    </style:style>
    <style:style style:name="P111" style:family="paragraph" style:parent-style-name="Footer">
      <style:paragraph-properties fo:text-align="center" style:justify-single-word="false"/>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76b1"/>
    </style:style>
    <style:style style:name="T2" style:family="text">
      <style:text-properties officeooo:rsid="000aa88c"/>
    </style:style>
    <style:style style:name="T3" style:family="text">
      <style:text-properties officeooo:rsid="000defe3"/>
    </style:style>
    <style:style style:name="T4" style:family="text">
      <style:text-properties officeooo:rsid="0013c3b4"/>
    </style:style>
    <style:style style:name="T5" style:family="text">
      <style:text-properties officeooo:rsid="00144e44"/>
    </style:style>
    <style:style style:name="T6" style:family="text">
      <style:text-properties officeooo:rsid="0015a3f5"/>
    </style:style>
    <style:style style:name="T7" style:family="text">
      <style:text-properties officeooo:rsid="0016e8d8"/>
    </style:style>
    <style:style style:name="T8" style:family="text">
      <style:text-properties officeooo:rsid="0019e089"/>
    </style:style>
    <style:style style:name="T9" style:family="text">
      <style:text-properties officeooo:rsid="001a7d36"/>
    </style:style>
    <style:style style:name="T10" style:family="text">
      <style:text-properties officeooo:rsid="001daa74"/>
    </style:style>
    <style:style style:name="T11" style:family="text">
      <style:text-properties officeooo:rsid="00229b60"/>
    </style:style>
    <style:style style:name="T12" style:family="text">
      <style:text-properties officeooo:rsid="00252726"/>
    </style:style>
    <style:style style:name="T13" style:family="text">
      <style:text-properties officeooo:rsid="0027b8c1"/>
    </style:style>
    <style:style style:name="T14" style:family="text">
      <style:text-properties officeooo:rsid="002a5849"/>
    </style:style>
    <style:style style:name="T15" style:family="text">
      <style:text-properties officeooo:rsid="002e6308"/>
    </style:style>
    <style:style style:name="T16" style:family="text">
      <style:text-properties officeooo:rsid="002fe879"/>
    </style:style>
    <style:style style:name="T17" style:family="text">
      <style:text-properties officeooo:rsid="0031b73c"/>
    </style:style>
    <style:style style:name="T18" style:family="text">
      <style:text-properties officeooo:rsid="0033e0a4"/>
    </style:style>
    <style:style style:name="T19" style:family="text">
      <style:text-properties officeooo:rsid="003575b2"/>
    </style:style>
    <style:style style:name="T20" style:family="text">
      <style:text-properties officeooo:rsid="003af5d5"/>
    </style:style>
    <style:style style:name="T21" style:family="text">
      <style:text-properties officeooo:rsid="0040f3f6"/>
    </style:style>
    <style:style style:name="T22" style:family="text">
      <style:text-properties officeooo:rsid="0042e734"/>
    </style:style>
    <style:style style:name="T23" style:family="text">
      <style:text-properties officeooo:rsid="00433bb9"/>
    </style:style>
    <style:style style:name="T24" style:family="text">
      <style:text-properties officeooo:rsid="00441870"/>
    </style:style>
    <style:style style:name="T25" style:family="text">
      <style:text-properties officeooo:rsid="0045a997"/>
    </style:style>
    <style:style style:name="T26" style:family="text">
      <style:text-properties officeooo:rsid="0047b9f7"/>
    </style:style>
    <style:style style:name="T27" style:family="text">
      <style:text-properties officeooo:rsid="004a4d8f"/>
    </style:style>
    <style:style style:name="T28" style:family="text">
      <style:text-properties officeooo:rsid="004adea6"/>
    </style:style>
    <style:style style:name="T29" style:family="text">
      <style:text-properties fo:font-style="normal" style:font-style-asian="normal" style:font-style-complex="normal"/>
    </style:style>
    <style:style style:name="T30" style:family="text">
      <style:text-properties fo:font-style="normal" officeooo:rsid="004f4cc3" style:font-style-asian="normal" style:font-style-complex="normal"/>
    </style:style>
    <style:style style:name="T31" style:family="text">
      <style:text-properties fo:font-style="normal" officeooo:rsid="005130ce" style:font-style-asian="normal" style:font-style-complex="normal"/>
    </style:style>
    <style:style style:name="T32" style:family="text">
      <style:text-properties fo:font-style="normal" officeooo:rsid="00521f88" style:font-style-asian="normal" style:font-style-complex="normal"/>
    </style:style>
    <style:style style:name="T33" style:family="text">
      <style:text-properties fo:font-style="normal" officeooo:rsid="0053e1ab" style:font-style-asian="normal" style:font-style-complex="normal"/>
    </style:style>
    <style:style style:name="T34" style:family="text">
      <style:text-properties fo:font-style="normal" officeooo:rsid="0054510a" style:font-style-asian="normal" style:font-style-complex="normal"/>
    </style:style>
    <style:style style:name="T35" style:family="text">
      <style:text-properties fo:font-style="normal" officeooo:rsid="0056cbdd" style:font-style-asian="normal" style:font-style-complex="normal"/>
    </style:style>
    <style:style style:name="T36" style:family="text">
      <style:text-properties fo:font-style="normal" officeooo:rsid="005794f7" style:font-style-asian="normal" style:font-style-complex="normal"/>
    </style:style>
    <style:style style:name="T37" style:family="text">
      <style:text-properties fo:font-style="normal" officeooo:rsid="00598749" style:font-style-asian="normal" style:font-style-complex="normal"/>
    </style:style>
    <style:style style:name="T38" style:family="text">
      <style:text-properties fo:font-style="normal" officeooo:rsid="0059c64c" style:font-style-asian="normal" style:font-style-complex="normal"/>
    </style:style>
    <style:style style:name="T39" style:family="text">
      <style:text-properties fo:font-style="normal" officeooo:rsid="005a7a71" style:font-style-asian="normal" style:font-style-complex="normal"/>
    </style:style>
    <style:style style:name="T40" style:family="text">
      <style:text-properties fo:font-style="normal" officeooo:rsid="005b5941" style:font-style-asian="normal" style:font-style-complex="normal"/>
    </style:style>
    <style:style style:name="T41" style:family="text">
      <style:text-properties fo:font-style="normal" officeooo:rsid="005c5873" style:font-style-asian="normal" style:font-style-complex="normal"/>
    </style:style>
    <style:style style:name="T42" style:family="text">
      <style:text-properties fo:font-style="normal" officeooo:rsid="005d1911" style:font-style-asian="normal" style:font-style-complex="normal"/>
    </style:style>
    <style:style style:name="T43" style:family="text">
      <style:text-properties fo:font-style="normal" officeooo:rsid="005f948b" style:font-style-asian="normal" style:font-style-complex="normal"/>
    </style:style>
    <style:style style:name="T44" style:family="text">
      <style:text-properties fo:font-style="normal" officeooo:rsid="0061657c" style:font-style-asian="normal" style:font-style-complex="normal"/>
    </style:style>
    <style:style style:name="T45" style:family="text">
      <style:text-properties fo:font-weight="normal" style:font-weight-asian="normal" style:font-weight-complex="normal"/>
    </style:style>
    <style:style style:name="T46" style:family="text">
      <style:text-properties fo:font-weight="normal" officeooo:rsid="004adea6" style:font-weight-asian="normal" style:font-weight-complex="normal"/>
    </style:style>
    <style:style style:name="T47" style:family="text">
      <style:text-properties officeooo:rsid="004c34b1"/>
    </style:style>
    <style:style style:name="T48" style:family="text">
      <style:text-properties officeooo:rsid="004df846"/>
    </style:style>
    <style:style style:name="T49" style:family="text">
      <style:text-properties officeooo:rsid="004e6eb7"/>
    </style:style>
    <style:style style:name="T50" style:family="text">
      <style:text-properties officeooo:rsid="004eb14d"/>
    </style:style>
    <style:style style:name="T51" style:family="text">
      <style:text-properties fo:font-style="italic" style:font-style-asian="italic" style:font-style-complex="italic"/>
    </style:style>
    <style:style style:name="T52" style:family="text">
      <style:text-properties fo:font-style="italic" officeooo:rsid="004f4cc3" style:font-style-asian="italic" style:font-style-complex="italic"/>
    </style:style>
    <style:style style:name="T53" style:family="text">
      <style:text-properties fo:font-style="italic" officeooo:rsid="005f948b" style:font-style-asian="italic" style:font-style-complex="italic"/>
    </style:style>
    <style:style style:name="T54" style:family="text">
      <style:text-properties officeooo:rsid="005f948b"/>
    </style:style>
    <style:style style:name="T55" style:family="text">
      <style:text-properties fo:font-size="12pt" style:font-size-asian="12pt" style:font-size-complex="12pt"/>
    </style:style>
    <style:style style:name="T56" style:family="text">
      <style:text-properties fo:font-size="12pt" officeooo:rsid="005f948b" style:font-size-asian="12pt" style:font-size-complex="12pt"/>
    </style:style>
    <style:style style:name="T57" style:family="text">
      <style:text-properties fo:font-size="12pt" officeooo:rsid="0061657c" style:font-size-asian="12pt" style:font-size-complex="12pt"/>
    </style:style>
    <style:style style:name="T58" style:family="text">
      <style:text-properties fo:font-size="12pt" officeooo:rsid="0063305c" style:font-size-asian="12pt" style:font-size-complex="12pt"/>
    </style:style>
    <style:style style:name="T59" style:family="text">
      <style:text-properties fo:font-size="12pt" officeooo:rsid="006463b6" style:font-size-asian="12pt" style:font-size-complex="12pt"/>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style="italic" officeooo:rsid="006463b6" style:font-size-asian="12pt" style:font-style-asian="italic" style:font-size-complex="12pt" style:font-style-complex="italic"/>
    </style:style>
    <style:style style:name="T62" style:family="text">
      <style:text-properties fo:font-size="12pt" fo:font-style="normal" officeooo:rsid="0061657c" style:font-size-asian="12pt" style:font-style-asian="normal" style:font-size-complex="12pt" style:font-style-complex="normal"/>
    </style:style>
    <style:style style:name="T63" style:family="text">
      <style:text-properties fo:font-size="12pt" fo:font-style="normal" officeooo:rsid="0063305c" style:font-size-asian="12pt" style:font-style-asian="normal" style:font-size-complex="12pt" style:font-style-complex="normal"/>
    </style:style>
    <style:style style:name="T64" style:family="text">
      <style:text-properties fo:font-size="12pt" fo:font-style="normal" officeooo:rsid="006463b6" style:font-size-asian="12pt" style:font-style-asian="normal" style:font-size-complex="12pt" style:font-style-complex="normal"/>
    </style:style>
    <style:style style:name="T65" style:family="text">
      <style:text-properties fo:font-size="12pt" fo:font-weight="normal" style:font-size-asian="10.5pt" style:font-weight-asian="normal" style:font-size-complex="12pt" style:font-weight-complex="normal"/>
    </style:style>
    <style:style style:name="T66" style:family="text">
      <style:text-properties fo:font-size="12pt" fo:font-weight="normal" officeooo:rsid="0066593e" style:font-size-asian="10.5pt" style:font-weight-asian="normal" style:font-size-complex="12pt" style:font-weight-complex="normal"/>
    </style:style>
    <style:style style:name="T67" style:family="text">
      <style:text-properties fo:font-size="11pt" style:font-size-asian="11pt" style:font-size-complex="11pt"/>
    </style:style>
    <style:style style:name="T68" style:family="text">
      <style:text-properties fo:font-size="11pt" officeooo:rsid="005f948b" style:font-size-asian="11pt" style:font-size-complex="11pt"/>
    </style:style>
    <style:style style:name="T69" style:family="text">
      <style:text-properties fo:font-size="11pt" officeooo:rsid="0025d5cc" style:font-size-asian="11pt" style:font-size-complex="11pt"/>
    </style:style>
    <style:style style:name="T70" style:family="text">
      <style:text-properties fo:font-size="11pt" officeooo:rsid="0061657c" style:font-size-asian="11pt" style:font-size-complex="11pt"/>
    </style:style>
    <style:style style:name="T71" style:family="text">
      <style:text-properties fo:font-size="11pt" officeooo:rsid="004a4d8f" style:font-size-asian="11pt" style:font-size-complex="11pt"/>
    </style:style>
    <style:style style:name="T72" style:family="text">
      <style:text-properties fo:font-size="11pt" officeooo:rsid="006463b6" style:font-size-asian="11pt" style:font-size-complex="11pt"/>
    </style:style>
    <style:style style:name="T73" style:family="text">
      <style:text-properties fo:font-size="11pt" officeooo:rsid="004adea6" style:font-size-asian="11pt" style:font-size-complex="11pt"/>
    </style:style>
    <style:style style:name="T74" style:family="text">
      <style:text-properties fo:font-size="11pt" officeooo:rsid="004df846" style:font-size-asian="11pt" style:font-size-complex="11pt"/>
    </style:style>
    <style:style style:name="T75" style:family="text">
      <style:text-properties fo:font-size="11pt" officeooo:rsid="0061657c" style:font-size-asian="9.60000038146973pt" style:font-size-complex="11pt"/>
    </style:style>
    <style:style style:name="T76" style:family="text">
      <style:text-properties fo:font-size="11pt" fo:font-style="normal" officeooo:rsid="0061657c" style:font-size-asian="11pt" style:font-style-asian="normal" style:font-size-complex="11pt" style:font-style-complex="normal"/>
    </style:style>
    <style:style style:name="T77" style:family="text">
      <style:text-properties fo:font-size="11pt" fo:font-style="normal" officeooo:rsid="004899ed" style:font-size-asian="11pt" style:font-style-asian="normal" style:font-size-complex="11pt" style:font-style-complex="normal"/>
    </style:style>
    <style:style style:name="T78" style:family="text">
      <style:text-properties fo:font-size="11pt" fo:font-style="normal" officeooo:rsid="004eb14d" style:font-size-asian="11pt" style:font-style-asian="normal" style:font-size-complex="11pt" style:font-style-complex="normal"/>
    </style:style>
    <style:style style:name="T79" style:family="text">
      <style:text-properties fo:font-size="11pt" fo:font-style="normal" officeooo:rsid="005f948b" style:font-size-asian="11pt" style:font-style-asian="normal" style:font-size-complex="11pt" style:font-style-complex="normal"/>
    </style:style>
    <style:style style:name="T80" style:family="text">
      <style:text-properties fo:font-size="11pt" fo:font-style="normal" officeooo:rsid="0065158c" style:font-size-asian="11pt" style:font-style-asian="normal" style:font-size-complex="11pt" style:font-style-complex="normal"/>
    </style:style>
    <style:style style:name="T81" style:family="text">
      <style:text-properties fo:font-size="11pt" fo:font-style="normal" officeooo:rsid="006463b6" style:font-size-asian="11pt" style:font-style-asian="normal" style:font-size-complex="11pt" style:font-style-complex="normal"/>
    </style:style>
    <style:style style:name="T82" style:family="text">
      <style:text-properties officeooo:rsid="0061657c"/>
    </style:style>
    <style:style style:name="T83" style:family="text">
      <style:text-properties officeooo:rsid="0063305c"/>
    </style:style>
    <style:style style:name="T84" style:family="text">
      <style:text-properties officeooo:rsid="006463b6"/>
    </style:style>
    <style:style style:name="T85" style:family="text">
      <style:text-properties fo:font-size="15pt" style:font-size-asian="13.1000003814697pt" style:font-size-complex="15pt"/>
    </style:style>
    <style:style style:name="T86" style:family="text">
      <style:text-properties fo:font-size="14pt" style:font-size-asian="12.25pt" style:font-size-complex="14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Friedrich-Alexander-Universität Erlangen-Nürnberg</text:p>
      <text:p text:style-name="P86">Philosophische Fakultät und Fachbereich Theologie</text:p>
      <text:p text:style-name="P86">Fachbereich: Politische Wissenschaft</text:p>
      <text:p text:style-name="P86">Proseminar: Political Psychology and Intelligence Analysis, Sommersemester 2015</text:p>
      <text:p text:style-name="P86">Dozenten: Alexander Niedermeier, Wolfram Ridder</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2">Intelligence in an Interconnected World of Cooperation</text:p>
      <text:p text:style-name="P88"><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text:p>
      <text:p text:style-name="P89"><text:span text:style-name="T65">Emil Lefherz</text:span></text:p>
      <text:p text:style-name="P89"><text:span text:style-name="T65">Karolinenstraße 44</text:span></text:p>
      <text:p text:style-name="P89"><text:span text:style-name="T65">90763 Fürth</text:span></text:p>
      <text:p text:style-name="P90"><text:span text:style-name="T66">E-Mail: emil.lefherz@piraten-nbg.de</text:span><text:span text:style-name="T66"> </text:span></text:p>
      <text:p text:style-name="P89"><text:span text:style-name="T65"/></text:p>
      <text:p text:style-name="P87"><text:span text:style-name="T65">Zwei-Fach-Bachelor Philosophie (4. FS) und Politische Wissenschaft (2. F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2"><text:a xlink:type="simple" xlink:href="#__RefHeading__866_1004365413" text:style-name="Index_20_Link" text:visited-style-name="Index_20_Link">1. Current direction of intelligence activity<text:tab/>3</text:a></text:p>
          <text:p text:style-name="P112"><text:a xlink:type="simple" xlink:href="#__RefHeading__868_1004365413" text:style-name="Index_20_Link" text:visited-style-name="Index_20_Link">2. Foreign problems become national problems<text:tab/>4</text:a></text:p>
          <text:p text:style-name="P112"><text:a xlink:type="simple" xlink:href="#__RefHeading__870_1004365413" text:style-name="Index_20_Link" text:visited-style-name="Index_20_Link">2.1 Economic benefits of cooperation on a globalized market<text:tab/>5</text:a></text:p>
          <text:p text:style-name="P112"><text:a xlink:type="simple" xlink:href="#__RefHeading__872_1004365413" text:style-name="Index_20_Link" text:visited-style-name="Index_20_Link">2.2 Threats to a climate of cooperation<text:tab/>6</text:a></text:p>
          <text:p text:style-name="P112"><text:a xlink:type="simple" xlink:href="#__RefHeading__874_1004365413" text:style-name="Index_20_Link" text:visited-style-name="Index_20_Link">3. Traditional intelligence in times of beneficial connectivity<text:tab/>8</text:a></text:p>
          <text:p text:style-name="P112"><text:a xlink:type="simple" xlink:href="#__RefHeading__876_1004365413" text:style-name="Index_20_Link" text:visited-style-name="Index_20_Link">3.1 Intelligence with a lack of enemies<text:tab/>9</text:a></text:p>
          <text:p text:style-name="P112"><text:a xlink:type="simple" xlink:href="#__RefHeading__878_1004365413" text:style-name="Index_20_Link" text:visited-style-name="Index_20_Link">3.2 Seeing information as a chance, not a danger<text:tab/>12</text:a></text:p>
          <text:p text:style-name="P112"><text:a xlink:type="simple" xlink:href="#__RefHeading__880_1004365413" text:style-name="Index_20_Link" text:visited-style-name="Index_20_Link">4. Intelligence methods in a new environment<text:tab/>14</text:a></text:p>
          <text:p text:style-name="P112"><text:a xlink:type="simple" xlink:href="#__RefHeading__882_1004365413" text:style-name="Index_20_Link" text:visited-style-name="Index_20_Link">5. What an anarchist pacifist pirate thinks about intelligence services<text:tab/>15</text:a></text:p>
          <text:p text:style-name="P112"><text:a xlink:type="simple" xlink:href="#__RefHeading__884_1004365413" text:style-name="Index_20_Link" text:visited-style-name="Index_20_Link">Literaturverzeichnis<text:tab/>17</text:a></text:p>
        </text:index-body>
      </text:table-of-content>
      <text:p text:style-name="P91"/>
      <text:h text:style-name="P109" text:outline-level="1"><text:bookmark-start text:name="__RefHeading__866_1004365413"/>1. <text:span text:style-name="T6">Current direction of intelligence activity</text:span><text:bookmark-end text:name="__RefHeading__866_1004365413"/></text:h>
      <text:p text:style-name="P2"/>
      <text:p text:style-name="P2">Secret intelligence services are currently critizised on a global level. There were always intelligence <text:span text:style-name="T1">scandals</text:span>, but in the last two years scandals of a special type summized: traditionally it is critizised, that the performance of intelligence services has failed, that they are not effective enough and delivered bad results, but recently voices get loud, that they are acting in a completely wrong direction.</text:p>
      <text:p text:style-name="P2">With the Snowden leak, the publicity, which in most of the states has the mandate on which intelligence services are operating, learned that not evil people who want to wrong them are the targets of their intelligence services, but they themselves are victims of total surveillance acted out on their democratic legitimized order.</text:p>
      <text:p text:style-name="P1">In the same time the intelligence services can't stop other developments, which threaten the security and welfare of the nations in which service they are; the trade cycles on which the western success is built are threatened by the various conflicts in foreign countries and production places, failures and criminal activities on the finance markets led to staggering economies in the western world,<text:span text:style-name="T2"> and migration is considered a problem by a horrifying majority of the society.</text:span></text:p>
      <text:p text:style-name="P3"><text:span text:style-name="T2">A</text:span>ll these problems are also an example for foreign problems, which become national problems. Today our solutions have to be transnational, and intelligence services have to address the problems of people who used to be their enemies – because it threatens the welfare of their own people. This will be a major challenge for the secret services.</text:p>
      <text:p text:style-name="P1">In these times intelligence services have to ask themselves, on which behalf they are operating, in which direction their work should go, what <text:span text:style-name="T6">to do with information</text:span>, and how to secure the welfare of the people<text:note text:id="ftn1" text:note-class="footnote"><text:note-citation>1</text:note-citation><text:note-body><text:p text:style-name="P68">As long as intelligence services are acting on the purpose of (national) peoples.</text:p></text:note-body></text:note> on whose mandate they are acting.</text:p>
      <text:p text:style-name="P4">As a global market extends it boundaries, the production of nations starts to specialize. You don't need to have all the pieces of a production cycle in one country, especially if some other country has the better resources to fulfill the task. The globalisation of the market encourages cooperation between foreign nations, and bilateral or non-bilateral free trade agreements are starting to form the world's diplomatic relationships.<text:note text:id="ftn2" text:note-class="footnote"><text:note-citation>2</text:note-citation><text:note-body><text:p text:style-name="P66">The lack of democracy in these agreements is no surprise and inevitable. As current democracies are legitimized by national states, it was never useful or common to leave international <text:span text:style-name="T5">policy</text:span> to democracy. As long as the basis for democratic decisions are one people and not the humanity or at least two peoples, no democratic institution can form the international level. Until there is <text:span text:style-name="T25">a</text:span> global sense for humanity, free trade agreements will always be formed after the technocratic<text:span text:style-name="T5"> sense</text:span> of one's own economic benefits.</text:p></text:note-body></text:note> <text:span text:style-name="T3">These trade and production cycles can only work in a good climate of cooperation. Because the weakest link of this chain will break the production cycle and </text:span><text:soft-page-break/><text:span text:style-name="T3">may cause trouble to everyone else, also the stronger links have an interest in caring for the weaker participants in the production cycle.</text:span></text:p>
      <text:p text:style-name="P6"><text:span text:style-name="T3">T</text:span>he current development of intelligence activity goes in a completely opposite direction. As it is <text:span text:style-name="T5">their </text:span>traditional <text:span text:style-name="T5">trade, intelligence services are focussing on industry espionage. This strategy is actually damaging the economic environment, as foreign production benefits domestic production. Every effort a weaker link in the chain must make to protect itself from espionage, makes it an even weaker link in the chain. In a cooperational system it is not very beneficial to outmatch the others – inequality can even be a danger, just like social inequality lowers the Gross National Happiness.</text:span><text:span text:style-name="T5"><text:note text:id="ftn3" text:note-class="footnote"><text:note-citation>3</text:note-citation><text:note-body><text:p text:style-name="P67"><text:span text:style-name="T54">Sachs, J. (2012): </text:span>p. 8</text:p></text:note-body></text:note></text:span></text:p>
      <text:p text:style-name="P7"><text:span text:style-name="T5">W</text:span>e have to understand, that the biggest threat to our welfare is instability in the economic cycles of trade and mutual benefits. So why are intelligence services still focussing on gaining national benefits instead of securing a sustainable climate of economic stability? And why are they focussing on storing data for national good, instead of sharing data for global benefits? So in this research paper I will ask myself, how intelligence services could support a global climate of sustainable economic cycles.</text:p>
      <text:p text:style-name="P5"/>
      <text:h text:style-name="Heading_20_1" text:outline-level="1"><text:bookmark-start text:name="__RefHeading__868_1004365413"/>2. Foreign problems become national problems<text:bookmark-end text:name="__RefHeading__868_1004365413"/></text:h>
      <text:p text:style-name="P8"/>
      <text:p text:style-name="P64"><text:span text:style-name="T7">Intelligence services are acting on national purposes. This means, that they are doing a great deal to reproduce the concept of a nation, relating to the concept while acting on it.</text:span><text:span text:style-name="T7"><text:note text:id="ftn4" text:note-class="footnote"><text:note-citation>4</text:note-citation><text:note-body><text:p text:style-name="P75"><text:span text:style-name="T7">S</text:span>eemann, M. (2014): p. 141</text:p></text:note-body></text:note></text:span><text:span text:style-name="T7"> This is no surprise, as their mandate is a democratic one and they are acting on order of the national government, which is legitimized by democratic election. Their tasks are </text:span>collection, analysis, and exploitation of information, <text:span text:style-name="T8">and all of these can be done </text:span>overt <text:span text:style-name="T8">or </text:span>covert. They are providing this information to a policy maker or anyone else who can act on problems concerning national security or welfare.</text:p>
      <text:p text:style-name="P11">But in a more and more interconnected world, the national wealth may rely on foreign structures, on well working cycles and healthy athmospheres in different countries, which are somehow necessary for the functions of the national production cycles. <text:span text:style-name="T10">In 2013, „more than 30 percent [of world produced goods] was sold across national borders: World trade in goods and servie exceeded $23 trillion. That's a whole lot of exporting and importing.“</text:span><text:span text:style-name="T10"><text:note text:id="ftn5" text:note-class="footnote"><text:note-citation>5</text:note-citation><text:note-body><text:p text:style-name="P69">Krugman, P. (201<text:span text:style-name="T54">5</text:span>): p. 42</text:p></text:note-body></text:note></text:span><text:span text:style-name="T10"> In a world like this complex dependencies are determining our actions and demand mutual awareness for each other.</text:span> In a connected world one can't just act without awareness, <text:span text:style-name="T9">because every bit she</text:span><text:span text:style-name="T9"><text:note text:id="ftn6" text:note-class="footnote"><text:note-citation>6</text:note-citation><text:note-body><text:p text:style-name="P70">To improve gender equality in language, I decided to use feminine charakters as often as I think about it, and masculine the rest of the time, when I don't remember how unjust language is. Maybe you <text:span text:style-name="T14">trip up on it sometimes, use these opportunities to ask yourself „why <text:s/>should it be normal that 'man' is the word for 'human' and not 'woman'?“</text:span></text:p></text:note-body></text:note></text:span><text:span text:style-name="T9"> impacts the world, it </text:span><text:soft-page-break/><text:span text:style-name="T9">impacts her back, and everyone else who she is connected to.</text:span></text:p>
      <text:p text:style-name="P9"><text:span text:style-name="T9">A </text:span>good example is the ongoing debt crisis in europe. The euro-zone is interconnected in an uncomparable way. <text:span text:style-name="T11">B</text:span>ecause of their currency, trading relationsships are connecting the economic fate of the different states in europe. When germany's economy profits the most of these relations, because it can export cheaply, then the economies of the other countries, which can't export more than they import, are suffering. Their weak industries can't compete with germany's and the states stagger with their economies, resulting in the debt crisis. But this is bad for germany's industry too, because broke consumers can't buy their products, and the recession affects them too.</text:p>
      <text:p text:style-name="P10">For problems like these there are no national solutions, and as the world grows together and borders become uneconomic and obsolete, the greater good of a larger group than the population of one nation has to be taken in consideration. <text:span text:style-name="T10">Without a conception of an international humanity, no one can make politics which solve problems on a transnational level. </text:span></text:p>
      <text:p text:style-name="P13">Intelligence agencies <text:span text:style-name="T24">have to</text:span> recognize that fact, at least they are the ones who have to find information about such problems, will may grow to solutions in the hands of a decision maker.</text:p>
      <text:p text:style-name="P15"/>
      <text:p text:style-name="P12"/>
      <text:h text:style-name="Heading_20_1" text:outline-level="1"><text:bookmark-start text:name="__RefHeading__870_1004365413"/>2.1 Economic benefits of cooperation on a globalized market<text:bookmark-end text:name="__RefHeading__870_1004365413"/></text:h>
      <text:p text:style-name="P12"/>
      <text:p text:style-name="P13">The more a nation can cooperate on a free, global market, the more its productivity is rising. This is also true for nations with a higher relative productivity than other nations. <text:span text:style-name="T12">When different countries are trading, there will always be a difference in the comparative advantage one country has in its production, and it will be beneficial for nations to specialize their production.</text:span><text:span text:style-name="T12"><text:note text:id="ftn7" text:note-class="footnote"><text:note-citation>7</text:note-citation><text:note-body><text:p text:style-name="P94">Suranovic, S (2015): Chapter 2.2</text:p></text:note-body></text:note></text:span><text:span text:style-name="T12"> So even countries without an absolute advantage of benefit from trade, trade their goods with others, commit to the global productivity and enable more productive countries to concentrate on the products where they are really good in.</text:span></text:p>
      <text:p text:style-name="P14"><text:span text:style-name="T12">F</text:span>rom this point of view, the contribution of every national economy is important for the other nations, which take part in the trade. The more you cooperate with others, the more international infrastructure you can use to trade, the more people are enabled to contribute to the total wealth, the better for all.</text:p>
      <text:p text:style-name="P14">So it lies in the interest of every participant at the global trade game, to build infrastructures of cooperation and transnational movement of goods and capital and<text:span text:style-name="T13"> care for a good international </text:span><text:soft-page-break/><text:span text:style-name="T13">athmosphere, so nobody has to worry for production losses in foreign cycles which affect her economy.</text:span></text:p>
      <text:p text:style-name="P14"/>
      <text:h text:style-name="Heading_20_1" text:outline-level="1"><text:bookmark-start text:name="__RefHeading__872_1004365413"/>2.2 Threats to a climate of cooperation<text:bookmark-end text:name="__RefHeading__872_1004365413"/></text:h>
      <text:p text:style-name="P14"/>
      <text:p text:style-name="P16">Most economists think, that <text:span text:style-name="T14">the 'homo</text:span> <text:span text:style-name="T14">oeconomicus' is </text:span>an empty picture of humanity, when they assume, that we would choose our own benefits over a greater good, that without rules woman is an egoist species, in whose sense lies competition better than cooperation and caring for a good athmosphere to work and live in. <text:span text:style-name="T14">As far as we think, that competition is beneficial for a successful life and success important for a good life (no surprise that economists think that way, as their ideology/world view are formed in their socialisation) we will act on this and try to live a more successful life, even if after a promotion we have to work with people we like lesser, which reduces our life quality by far, but for some reason is „economic“ for many economists.</text:span><text:span text:style-name="T14"><text:note text:id="ftn8" text:note-class="footnote"><text:note-citation>8</text:note-citation><text:note-body><text:p text:style-name="P95">Czycholl, H. (2013)</text:p></text:note-body></text:note></text:span></text:p>
      <text:p text:style-name="P17">But <text:span text:style-name="T14">the more </text:span>people understand, that <text:span text:style-name="T14">caring for a good living athmosphere, a good work climate and caring for mutual happiness in the surrounding world, the more this picture has to change. Thinking rational and economic is not equal to thinking selfish and linear, but to being interested in the surrounding world and in a healthy relationship system. „One of the strongest predictors of well-being is the quality of an individual’s social relationships.“</text:span><text:span text:style-name="T14"><text:note text:id="ftn9" text:note-class="footnote"><text:note-citation>9</text:note-citation><text:note-body><text:p text:style-name="P71"><text:span text:style-name="T82">Sachs, J. (2012):</text:span> p.96</text:p></text:note-body></text:note></text:span><text:span text:style-name="T14"> The research of the World Happiness Report shows, that it is rational to care for a climate, in which healthy relationsships can work.</text:span></text:p>
      <text:p text:style-name="P18"><text:span text:style-name="T14">T</text:span>his is also true on the level of international economy. Certain factors are inhibiting healthy, stable production cycles. Individuals, which are under the pressuring influence of economic restraints, and therefore not happy, have worse production qualities, and more important, low life quality. Risk, being in the constant situation of economic danger, for the case that production breaks down, one of the trade partners finds another source a little bit more efficient, <text:span text:style-name="T15">is not a good climate to live or work in.</text:span></text:p>
      <text:p text:style-name="P19"><text:span text:style-name="T15">Stable relationships of mutual trust would raise the happiness of all included parties instead, bringing security to every participant involved in the cooperative production process. This also increases productivity, creativity and in the end also affects the efficiency of the production cycle itself. Whoever experienced bullying at his workplace, the total break down of healthy work relationships, can say, how it affects the productivity – and according to Forbes 96% of employees </text:span><text:soft-page-break/><text:span text:style-name="T15">have experienced bullying. And as „</text:span>62% saw sabotaging of others’ work or reputations,”<text:note text:id="ftn10" text:note-class="footnote"><text:note-citation>10</text:note-citation><text:note-body><text:p text:style-name="P95">Shavin, N. (2014)</text:p></text:note-body></text:note> <text:span text:style-name="T16">too, this is a real danger to a company.</text:span></text:p>
      <text:p text:style-name="P22">Another idea in this direction are horizontal, democratic companies. Having companies, which work on a horizontal level more than an authoritarian pyramid form, is substantially increasing both producivity and mutual trust. <text:span text:style-name="T17">In the contrary, research says that 40% of employees in offices are sabotaging their company by doing nothing, because they are paid per hour, don't see much sense in their work and have no chance to contribute their own creativity.</text:span></text:p>
      <text:p text:style-name="P23"><text:span text:style-name="T17">S</text:span>o authoritarian pressures and hierarchical working conditions are a big threat to a good climate of productivity and living. If you take someone the responsibility to take her fate in her own hands and act on her own best thinking, you are seriously damaging the relationship to her and it will be hard to cooperate.</text:p>
      <text:p text:style-name="P24">Another big problem for a good climate of cooperation is mistrust. This also damages the relationships of the participating people very hard. On the international level the applicable would be conflicts, which often damage the cooperation between the economies of two states which are in cold or hot conflict with each other.</text:p>
      <text:p text:style-name="P24">When the ground for beetween two nations is stony, because political events are unpredictable and you never know if embargos, tariffs or even war <text:span text:style-name="T18">could interfere with your economic interests, you are not that interested in cooperating with companies of that country.</text:span></text:p>
      <text:p text:style-name="P25">Another problem is industry espionage. Apart from the international conflicts it arouses, it creates mistrust of the worst kind. If you have to be afraid, that foreign intelligence services could steal your internal data, you will be careful to cooperate with companies in their countries, because every interface you offer could be an attack point to steal your company's secrets.</text:p>
      <text:p text:style-name="P25">There are several examples where such international mistrust was enough to damage economies. The russia embargo for example is part of a crisis, where without direct conflict two powers are <text:span text:style-name="T19">in deep mistrust, which affects also political discourses in the political parties – for example the term „Putinversteher“ as designation for a friend of russia's president. Apart from the embargo is this climate also poison for economical cooperation and trade.</text:span></text:p>
      <text:p text:style-name="P26"><text:span text:style-name="T19">H</text:span>ow this mistrust damages trade relationships is also seen in the current TTIP negotiations. It is sabotaged by several factors which base on mistrust. First of all there is an anti-american mood in the european society. The wars of the 21st century awakened mistrust towards the foreign policy attitude of the USA. Reports about the health problems in the USA make the people suspicious of american products and food standarts, which are a part of TTIP. But the biggest source of mistrust towards the USA are propably the surveillance activities, also towards the european population. The <text:soft-page-break/>behaviour of the american government hasn't eased the athmosphere in any way, and the people see the impotence of their governments towards that affair similar to the conditions the USA may imprint on EU legislation through TTIP.</text:p>
      <text:p text:style-name="P26">Through these foreign policy problems (which are also related to traditional intelligence policy) there is a bad mood in the european society, which are threatening the negotiations and could stop <text:span text:style-name="T20">TTIP </text:span>– <text:span text:style-name="T20">an agreement, </text:span>which would at least be good for trade and international cooperation, <text:span text:style-name="T20">although not as good for the democratic rights of the european citizens.</text:span></text:p>
      <text:p text:style-name="P27">But this is not the only way mistrust damaged the TTIP negotiations – another problem is, that mistrust is attached to the negotiations from the beginning. Since the beginning, the negotiations are not transparent, and not even members of the european parliament can trace the progress of the agreement, start a democratic process to discuss TTIP openly or bring in their own suggestions.</text:p>
      <text:p text:style-name="P27">It is possible that the opaque style of the negotiations is also owed to mistrust towards the economic skills of the populations, especially if you see the counter-intuitivity of the comparative advantage theory. But this mistrust is in the end damaging the relationship between the populations of the USA and the EU, also on the economic level.</text:p>
      <text:p text:style-name="P28"/>
      <text:h text:style-name="Heading_20_1" text:outline-level="1"><text:bookmark-start text:name="__RefHeading__874_1004365413"/>3. <text:span text:style-name="T4">Traditional i</text:span>ntelligence in times of beneficial connectivity<text:bookmark-end text:name="__RefHeading__874_1004365413"/></text:h>
      <text:p text:style-name="P29"/>
      <text:p text:style-name="P30">The more the intraconnection of a system grows, the more egalitarian it becomes. When more people start to contribute und participate in structure and outcomes of a system, central hives can't control, focus and guide these activities anymore. When the noise, which goes along with every useful information a participant creates, becomes to much, central hives are stretched to their limits. This is usually the reason for competences being decentralized, for establishing rules and common standarts, so the single nodes in the network can control each other <text:span text:style-name="T21">and the contributions can be used effectively. It is a natural effect of the growing connection, that the central institutions, which once stated the rules of participation, lose control over the interactions between the nodes of the growing network. Therefore the paradigm of organisation is changing from the institution towards the platform.</text:span></text:p>
      <text:p text:style-name="P31"><text:span text:style-name="T21">T</text:span>he direct result of the loss of control is an overflow of organisation. The new information flows, all this interaction, has grown out of control. <text:span text:style-name="T22">This is comparable to the <text:s/>loss of control, which stroke the world with the discovery and utilization of fossile energies – the society can't handle the new flows of energy and information, and call for new kinds of organisation. Back then it came, from 1860 on, to the revolution of control, and new mechanisms for gathering and processing of </text:span><text:soft-page-break/><text:span text:style-name="T22">information developed.</text:span><text:note text:id="ftn11" text:note-class="footnote"><text:note-citation>11</text:note-citation><text:note-body><text:p text:style-name="P72"><text:span text:style-name="T83">Seemann, M. (2014):</text:span> <text:span text:style-name="T22">p 73f</text:span></text:p></text:note-body></text:note></text:p>
      <text:p text:style-name="P32">Today this task has to be done by intelligence services, and we call it surveillance. <text:span text:style-name="T23">But it is nothing more than a call for help by institutions to get along with the loss of control. The problem is, that it is not a very useful task, as long as it doesn't play after the rules of the new game, the connected world. It <text:s/>is inhibiting the structures of participating and information, instead of encouraging them and making them more useful. All the information intelligence services are gathering could be used for creating something and supporting the climate of cooperation, instead of abusing them for a false sense of control in the hand of governments.</text:span></text:p>
      <text:p text:style-name="P32"/>
      <text:h text:style-name="Heading_20_1" text:outline-level="1"><text:bookmark-start text:name="__RefHeading__876_1004365413"/>3.1<text:span text:style-name="T4"> Intelligence with a lack of enemies</text:span><text:bookmark-end text:name="__RefHeading__876_1004365413"/></text:h>
      <text:p text:style-name="P32"/>
      <text:p text:style-name="P33">In the 1990s the big and only enemy, the <text:span text:style-name="T26">S</text:span>oviet <text:span text:style-name="T26">Un</text:span>ion, collapsed. A development not even the five eyes, the united intelligence agencies of USA, Great Britain, Canada, Australia and New Zealand, were able to predict the end of the socialist system<text:note text:id="ftn12" text:note-class="footnote"><text:note-citation>12</text:note-citation><text:note-body><text:p text:style-name="P73">Walsh <text:span text:style-name="T26">(2011):</text:span> p. <text:span text:style-name="T26">14</text:span></text:p></text:note-body></text:note> – and with its collapse their worst enemy disappeared.</text:p>
      <text:p text:style-name="P33">This revealed more diverse threats, like drug traficking and international terrorism, which had risen, while the two blocks were in a continuous intelligence war. In the first half of the 1990s the intelligence services had to choose a new path to defeat new enemies, as „R. James Woolsey commented on the Senate Select Committee on Intelligence (SSCI), just before he was confirmed as Director, Central Intelligence, that the security environment was changing. Woolse<text:span text:style-name="T26">y, who had served as Director of the CIA from 1993 to 1995, </text:span>described <text:span text:style-name="T26">both the complexity of the new security environment and the need for intelligence in the following colorful way: 'We have slain a large dragon by defeating the Soviet Union, but we live now in a jungle filled with a bewildering variety of poisonous snakes, and in many ways the dragon was easier to keep track of'</text:span><text:span text:style-name="T26"><text:note text:id="ftn13" text:note-class="footnote"><text:note-citation>13</text:note-citation><text:note-body><text:p text:style-name="P74">ebenda</text:p></text:note-body></text:note></text:span><text:span text:style-name="T26">.</text:span></text:p>
      <text:p text:style-name="P34">The intelligence Agencies, which attended to the new security problems, soon learned, that it was comparatively easy to attack and spy on one big institution which does not move. The small and hidden groups of criminals and terrorists, which grew to the new problems on the agenda, were hard to hit and made the security environment a global querilla war.</text:p>
      <text:p text:style-name="P34">Surveillance was the only answer the agencies had, and with the internet it even became a lot easier. When especially the problem of international terrorism became the national trauma of the United States in 2001, as the two towers fell, this brought the legitimation for a new era of total <text:soft-page-break/>surveillance which is now one of the main tasks of the western intelligence agencies. Many enemies require many ears. Why not listen in any telecommunication and internet traffic that happens on this planet? The democratic concerns took more than a decade to get loud, and are still not loud enough to end this, in my eyes, nonsense.</text:p>
      <text:p text:style-name="P34">I want to argue, that the paradigm of an enemy is the wrong way to solve problems like drug trafficking and international terrorism.</text:p>
      <text:p text:style-name="P35">The 'war on drugs' lasts more than 40 years now, and finally it is coming to an end; Colorado and Washington fired the starting pistol by legalizing Marihuana, a smart political decision which is spreading through the world. This step, which withdraws a big income source from organized crime, is the first action in the history of the 'war on drugs', which had an effect and reduced crime rate significantly, also in homicide, automobile break-ins and sexual assaults.<text:note text:id="ftn14" text:note-class="footnote"><text:note-citation>14</text:note-citation><text:note-body><text:p text:style-name="P99">Ingram, D. (2014)</text:p></text:note-body></text:note> Even drug use rates seem to have dropped.</text:p>
      <text:p text:style-name="P35">To use drugs in a beneficial way for economic success showed itself as a better approach for public security than a grim war which locked away the own youth, and this solution will hopefully expand to other areas as well as on other drugs.</text:p>
      <text:p text:style-name="P20"><text:span text:style-name="T27">Sadly we can't solve the terrorism problem in the same way, the positive results of terrorism on society are still to be found, as you can't even make a lot of money by selling them weapons. But also the 'war on terror' goes into the wrong direction and threatens to become a similar decade-lasting problem like drug traficking, with an equal chance to be ended by violence. Three years after 9/11, then U.S. Defense Secretary Donald Rumsfeld wrote in an internal memo to his top staff: </text:span>"Today, we lack metrics to know if we are winning or losing the global war on terror. Are we capturing, killing or deterring and dissuading more terrorists every day than the madrassas and the radical clerics are recruiting, training and deploying against us?"<text:note text:id="ftn15" text:note-class="footnote"><text:note-citation>15</text:note-citation><text:note-body><text:p text:style-name="P99">Lobe, Jim (2004)</text:p></text:note-body></text:note></text:p>
      <text:p text:style-name="P36">The dynamics in this 'war' are the same as in the war on drugs; the true reasons for the problem of security can't be shot or locked up, but have to coped with in a different manner. The islamists are getting more recruts every day – with easy arguments, that they should fight against the 'US imperialists', which destroyed their homes, villages and families in a war, which now lasts for over a decade.</text:p>
      <text:p text:style-name="P36">Usual wars can be won by capitulation of the other government which you are fighting against, surrender of an army or diplomacy. But the 'war on terror' is no war against a people, a nation or even a group of enemies; it has become a war against an idea. The idea being 'the evil americans' is not making it easier to overcome this conflict through western actions.</text:p>
      <text:p text:style-name="P37"><text:soft-page-break/>But the european societies still have a chance not to be drawn into this conflict. The terrorist attacks on europe never had the same scale as the american ones, and the idea of europe plays a different role in islamic culture than the american.</text:p>
      <text:p text:style-name="P21"><text:span text:style-name="T28">Europe doesn't have to make the same stupid mistake to create a conflict by violence, it has to focus on other problems anyway. The global security and econom</text:span><text:span text:style-name="T46">y is threatened by a much bigger problem: </text:span><text:span text:style-name="Strong_20_Emphasis"><text:span text:style-name="T46">„</text:span></text:span><text:span text:style-name="Strong_20_Emphasis"><text:span text:style-name="T45">795 million people </text:span></text:span>in the world do not have enough food to lead a healthy active life. That's about one in nine people on earth.“<text:note text:id="ftn16" text:note-class="footnote"><text:note-citation>16</text:note-citation><text:note-body><text:p text:style-name="P100">World Food Programme [1] (2015)</text:p></text:note-body></text:note> <text:span text:style-name="T28">Living in hunger means also: not to be able to contribute to society, not to be able to gain knowledge, not to be able to participate in production cycles, not to be able to be a part in the future of humanity. Human life and its ability to evolve and create is founded on basic ecological cycles, the most basic of it being food. Apart from being a humanitarian catastrophe, a lot of economic potential is wasted by letting all of these people starve. And other catastrophes are growing out of this, wars, desertification, migration, more wars.</text:span></text:p>
      <text:p text:style-name="P38"><text:span text:style-name="T28">E</text:span>ven if european governments don't care about foreign wars, foreign deserts and foreign food, these problems find their way into our societies. <text:span text:style-name="T47">Currently, there are as many refugees on the run as never since the second world war, globally there are 51.3 million people fleeing.</text:span><text:span text:style-name="T47"><text:note text:id="ftn17" text:note-class="footnote"><text:note-citation>17</text:note-citation><text:note-body><text:p text:style-name="P100">Pro Asyl (2014)</text:p></text:note-body></text:note></text:span><text:span text:style-name="T47"> Only a small amount of them makes it into the European Union, because it is very dangerous, but still the European Union does a lot to detain the people from immigrating.</text:span></text:p>
      <text:p text:style-name="P39">If the European Union doesn't want people to immigrate, there are better ways to prevent this, ways which end problems like this once and for all, and fit better to the <text:span text:style-name="T48">dignity of woman, on which the european democracies are founded</text:span>. People who leave their homes to go to a country which language they do not speak, do this for a reason. Hunger and war are very powerful reasons to flee, <text:span text:style-name="T48">and a society which cares for this and has human dignity and a fundamental right for asylum in their constitution should care for these reasons, too.</text:span></text:p>
      <text:p text:style-name="P40">Our economy, even if huge parts of it relying on arms exports and cheap working conditions in foreign states, would profit from stable circumstances in the countries where the refugees come from, because they could trade with them, if they have successful and sustainable growth. And we could totally afford it to reduce world hunger, there are several programs which are working on it, but are underfunded, like the World Food Programme (WFP).</text:p>
      <text:p text:style-name="P40">Intelligence Services could take over some tasks in this security agenda, even if most of them don't really fit in their usual working sphere. But for example the Food Security Analysis of the WFP is a pretty classical Intelligence job, with collecting and analysing data, and the expertise of Intelligence experts would help here a lot<text:note text:id="ftn18" text:note-class="footnote"><text:note-citation>18</text:note-citation><text:note-body><text:p text:style-name="P100">World Food Programme [2] (2015): </text:p></text:note-body></text:note>. Especially the <text:span text:style-name="T49">detection of a sudden food crisis is a very </text:span><text:soft-page-break/><text:span text:style-name="T49">important part of their work, which is a task for intelligence gatherers and analysts.</text:span></text:p>
      <text:p text:style-name="P41">Other tasks which can be done by intelligence services are securing trading routes for food, so food reaches everyone who needs it, and focussing more on criminal finance market activity. Finance crime is also causing a lot of global troubles, e<text:span text:style-name="T50">s</text:span>pecially the 2008 crisis and food speculation scandals, which are driving millions back into poverty and hunger.</text:p>
      <text:p text:style-name="P41">With special attention to the enormous amounts of wasted food intelligence services could also develop ways to use or distribute food in a more effective way, so it reaches the right people in the best way. Market forces would take care of this problem theirselves, but they are inhibited by a big problem: there is no free market, as long as information on<text:span text:style-name="T50"> harvests and demands are not travelling good enough. Often these informations are not available in rural development areas. Intelligence services could focus not only on getting such information, but also distributing it and building infrastructures to spread and exchange information about how and where to get food. This is valid also in matters of agriculture education.</text:span></text:p>
      <text:p text:style-name="P65">One last problem intelligence services have taken care of not enough is more classical. With migration problems getting out of control a new kind of terrorism is growing, but on a more national area: nazi terrorism is back, especially in germany. After the NSU killed ten people over years, without intelligence services even suspecting nazis as terrorists, nazi terrorism changes into another shape of attacks. In the first half of 2015, there were 173 nazi attacks on refugee hostels<text:note text:id="ftn19" text:note-class="footnote"><text:note-citation>19</text:note-citation><text:note-body><text:p text:style-name="P100">Tagesschau (2015)</text:p></text:note-body></text:note>. Counter terrorism in the middle of the own country is even in the classical understanding of intelligence activity one of the most important tasks for intelligence services, one ignored especially from the <text:span text:style-name="T51">Verfassungsschutz</text:span><text:span text:style-name="T29">. In </text:span><text:span text:style-name="T30">'Das dunkle Kapitel – Verfassungsfeindliche Bestrebungen inländischer Geheimdienste'</text:span><text:span text:style-name="T29">, George Kaplan and the „Fachgruppe Blackbox Verfassungsschutz der Naturfreunde Berlin“ </text:span><text:span text:style-name="T30">collected information about the failures of the </text:span><text:span text:style-name="T52">Verfassungsschutz</text:span><text:span text:style-name="T30"> in dealing with terrorist threats and protecting our constitution</text:span><text:span text:style-name="T29"><text:note text:id="ftn20" text:note-class="footnote"><text:note-citation>20</text:note-citation><text:note-body><text:p text:style-name="Footnote"><text:span text:style-name="T84">K</text:span>aplan, George <text:span text:style-name="T84">(2015)</text:span></text:p></text:note-body></text:note></text:span><text:span text:style-name="T29">.</text:span></text:p>
      <text:p text:style-name="P54">These are the problems which threaten our society and should be in the focus of intelligence agencies.</text:p>
      <text:p text:style-name="P54"/>
      <text:h text:style-name="P107" text:outline-level="1"><text:bookmark-start text:name="__RefHeading__878_1004365413"/>3.2 Seeing information as a chance, not a danger<text:bookmark-end text:name="__RefHeading__878_1004365413"/></text:h>
      <text:p text:style-name="P54"/>
      <text:p text:style-name="P54">In old times counter-intelligence was a big part of intelligence acitivity. You had to prevent your enemies from getting information about you, because they would use it against you. This was <text:soft-page-break/>especially true, when secret agencies were spying each other in the cold war and trying to find out the next steps of each others military.</text:p>
      <text:p text:style-name="P42"><text:span text:style-name="T29">But since neither military conflicts nor danger through other states are a major concern for western governments, but in contrary information can be used for democratic participation p</text:span><text:span text:style-name="T31">r</text:span><text:span text:style-name="T29">ocesses, less and less information needs to be protected.</text:span></text:p>
      <text:p text:style-name="P43"><text:span text:style-name="T29">Instead, we see that information has the more power and can be used for the best, the more people have access to it. Everyone sees information in a different context and can use it for another purpose, and the more </text:span><text:span text:style-name="T31">data </text:span><text:span text:style-name="T29">you</text:span><text:span text:style-name="T31"> have access to, the more you can understand data in relation to each other, value them as information and connect them to knowledge</text:span><text:span text:style-name="T31"><text:note text:id="ftn21" text:note-class="footnote"><text:note-citation>21</text:note-citation><text:note-body><text:p text:style-name="P96"><text:span text:style-name="T83">Seemann, M. (2014): </text:span>p. 18f</text:p></text:note-body></text:note></text:span><text:span text:style-name="T31">.</text:span></text:p>
      <text:p text:style-name="P44"><text:span text:style-name="T29">Knowledge is our interface to the world – everything we can experience has to be knowledge, has to fit in our system of informations. And everytime we want to act in the world, everytime we make a difference, we can do this only on basis of how we percieve the world and what we know about it. This is the power information unfolds in the world, this is the wonderful way, how information acts. We are connected to the world only by information.</text:span></text:p>
      <text:p text:style-name="P45"><text:span text:style-name="T29">For understanding how information works and who should have access to it, we have to look deeper in the term 'control'.</text:span><text:span text:style-name="T32"> Everytime we control something, there is an expectation how the world should be, and a feedback, how the world actually is. Control is the continual attempt to make them equal, to shape the world after our expectations.</text:span><text:span text:style-name="T32"><text:note text:id="ftn22" text:note-class="footnote"><text:note-citation>22</text:note-citation><text:note-body><text:p text:style-name="P97"><text:span text:style-name="T83">Seemann, M. (2014): </text:span>p. 19</text:p></text:note-body></text:note></text:span></text:p>
      <text:p text:style-name="P55">The answer on the question who should have access to information, is who should be in control. Who should have the power to both formulate expectations and receive feedback how the world behaves under one's own expectations?</text:p>
      <text:p text:style-name="P46"><text:span text:style-name="T29">There is a reason, why </text:span><text:span text:style-name="T33">there were traditionally not many people informed about a lot of events. For a long time it was simply not useful to publish a lot of information about the work of a government, because the people would barely use it. Not enough to justify the costs of collecting and publishing such information.</text:span></text:p>
      <text:p text:style-name="P47"><text:span text:style-name="T29">This changed rapidly with the internet. Through automatization and digitalization it </text:span><text:span text:style-name="T34">is </text:span><text:span text:style-name="T29">quite easy to </text:span><text:span text:style-name="T34">participate </text:span><text:span text:style-name="T35">in information structures, being a part of information society, receiving, creating, using, sharing and remixing information. There is now a lot more information in circulation, and it will become more, and more, and more. A lot of data, which is a lot harder to keep track of and process. This is the one way one loses control – one person alone can't process all the data she could receive. This gives us more and more the feeling, that we don't know everything – and especially for intelligence services, whose job it always was to know everything, and who expect to know it, </text:span><text:soft-page-break/><text:span text:style-name="T35">this is a heavy loss of control.</text:span></text:p>
      <text:p text:style-name="P48"><text:span text:style-name="T29">But civil society on the other hand lose control also, in a different manner, when we notice, that the spreading of information does not meet our expectations. This is true for privacy, for example: 'private' facebook posts are never private.</text:span><text:span text:style-name="T36"> When we publish information, we usually expect a hand full of people to read it. But today information is easily spreaded and shared, and it is possible that it reaches especially persons we don't want to know this information. That our expectations on information doesn't meet reality, because we can't force words to never been spoken, is the other loss of control. In many ways, our expectations on information have been wrong. This is delicate in an information society.</text:span></text:p>
      <text:p text:style-name="P56">So we need to understand, that information is a big chance – but some of our expectations will not come true. Information connects all of us and put all of us in a position to cooperate in a togetherness we would never have expected to be possible. </text:p>
      <text:p text:style-name="P56">This is scary for an individual, and especially for individuals in power. Cooperation on platforms, which is the new organizational paradigm, works peer to peer, and not top-down. Central control is hardly possible in such a decentral system as the internet, and the loss of control feels very inconvenient for central control institutions.</text:p>
      <text:p text:style-name="P56">But in the new game, there is decentral control, and it works just as good as central control. But it can't be done by one central institution, and even the intelligence services, as central information agencies of the old power institutions,will neither be able to execute the task of information control, nor is it the best way for democracy, if they are responsible for it. Much better is the chance, that all of us can participate in a new system of cooperation, control each other and ourselves.</text:p>
      <text:p text:style-name="P49"><text:span text:style-name="T29">Or, to say it with the father of these thoughts, we need antifragile strategies to play the new game in times of the loss of control of information.</text:span><text:span text:style-name="T36"><text:note text:id="ftn23" text:note-class="footnote"><text:note-citation>23</text:note-citation><text:note-body><text:p text:style-name="P98"><text:span text:style-name="T83">Seemann, M. (2014):</text:span> p. 162ff</text:p></text:note-body></text:note></text:span></text:p>
      <text:p text:style-name="P57"/>
      <text:h text:style-name="P108" text:outline-level="1"><text:bookmark-start text:name="__RefHeading__880_1004365413"/>4. Intelligence methods in a new environment<text:bookmark-end text:name="__RefHeading__880_1004365413"/></text:h>
      <text:p text:style-name="P57"/>
      <text:p text:style-name="P49"><text:span text:style-name="T36">T</text:span><text:span text:style-name="T29">he new game is built upon the trust, that a lot of people cooperating without control will in the end do something good. Their actions will go in the direction of what they assume about the world, and the way they themselves try to control their actions.</text:span></text:p>
      <text:p text:style-name="P58">As intelligence services don't have to be afraid of information anymore, they can open their structures up for participation. Intelligence services still have access to information gathering structures, which the rest of the people can't access.</text:p>
      <text:p text:style-name="P49"><text:soft-page-break/><text:span text:style-name="T29">The two information systems, secret intelligence data and open internet data which is used by the democratic society or free markets to create societal or economic value, </text:span><text:span text:style-name="T37">are currently separated. The new cooperational structures of the civil society can't use the analytical processing powers of the intelligence agencies, and the agencies can't use the cooperative structures with a huge amount of creativity and diverse world views.</text:span></text:p>
      <text:p text:style-name="P59">If you connected these two platforms and introduced open standarts to use collected data of the one system and the interpretational variety of the other system, a very powerful cooperation platform would emerge, with one big advantage for democracy: only open systems are antifragile.</text:p>
      <text:p text:style-name="P50"><text:span text:style-name="T29">Platforms, as the new organizational paradigm, have </text:span><text:span text:style-name="T38">advantages to closed institutions, but also demand some basic conditions. A platform offers infrastructure for solving a problem, where an institution had to solve a problem itself. This is comparable to the struggle between a free market and a planned economy; a market is a platform where people can do economy by trading with each other. There are some rules for this, and some control mechanisms, but no central institution is necessary to <text:s/>settle a transaction. In contrast to a planed economy, where the state needs to decide what to produce. In the last century the paradigm of the market instead of the central planned economy succeeded, because </text:span><text:span text:style-name="T39">it isn't possible to control the fate of the economy of a whole country through a central institution. This is also true for information. Not even the super computers of the NSA can do much with all the information they get, because they lack of one big advantage of networks – the creativity which consists of the dialectic network effects of a human society. You need a lot of differently grown up people with different world views to live up to the diversity of life, which the binary information can't represent on its own. This is an effort you need a network for, a decentral platform of cooperating humans.</text:span></text:p>
      <text:p text:style-name="P51"><text:span text:style-name="T38">B</text:span><text:span text:style-name="T29">ut to grow into a positive structure of egalitarian cooperation on a peer to peer basis, there is another necessity for platforms – so one can participate in the cooperational system, she needs to meet a treshold, which determines her ability to take part in the process.</text:span></text:p>
      <text:p text:style-name="P51"><text:span text:style-name="T38">T</text:span><text:span text:style-name="T29">his is the big reason, why markets are not yet working on the same basis as the internet – to make investments, one needs a lot of capital. The subjects on the market do not have equal chances to participate in economy, and have therefore restricted access to all of the features. This is in the end a problem of efficiency. Only one whose basic needs are fulfilled can effectively participate in a platform and contribute her knowledge and perspective.</text:span></text:p>
      <text:p text:style-name="P60">This is the same reason why we need to fight world hunger – without fulfilled basic needs the wonder of creativity is locked for a human. She is neither able to learn, nor to contribute to society and economy. And if we want to unlock the potential of humanity to take part in the cooperational structures mother technology gives us, we need to help anyone who can't step over the treshold of <text:soft-page-break/>participation.</text:p>
      <text:p text:style-name="P51"><text:span text:style-name="T29">This is, why a basic income to any human in the world is in the end necessary to </text:span><text:span text:style-name="T40">be able to use the potential, which lies in the new technology of open knowledge available to anyone.</text:span></text:p>
      <text:p text:style-name="P61"/>
      <text:h text:style-name="Heading_20_1" text:outline-level="1"><text:bookmark-start text:name="__RefHeading__882_1004365413"/><text:span text:style-name="T29">5. </text:span><text:span text:style-name="T40">W</text:span><text:span text:style-name="T29">hat an anarchist pacifist pirate thinks about intelligence services</text:span><text:bookmark-end text:name="__RefHeading__882_1004365413"/></text:h>
      <text:p text:style-name="P61"/>
      <text:p text:style-name="P62">In the end of this research paper, there is not much left of what intelligence services used to be and how they used to shape our world by providing information to decision makers. Instead, there is a wonderful post-property utopia that values knowledge, which is open anyway and rejects the importance of authoritarian control over the structures of human cooperation, which is the only sense i have ever seen in states and any other legitimation of power.</text:p>
      <text:p text:style-name="P52"><text:span text:style-name="T29">The roots for me believing in the forces which constitute this utopia lie obviously in the powers i have experienced growing up in a knowledge society, early noticing how to create value by simply copying a file, how to be empowered by other people, how at one time conflicts had no more purpose, how the dissolution of borders benefitted everyone and most of all how the idea of a democracy without stiff power structures could unlock the potential of the whole humanity.</text:span></text:p>
      <text:p text:style-name="P62">This is the first time we have an infrastructure which enables us to connect each other both intellectual and emotional, solving conflicts not by antiquated force, but more and more only by a change of perspective.</text:p>
      <text:p text:style-name="P52"><text:span text:style-name="T29">Never in history of mankind we have been capable of experiencing that many points of view </text:span><text:span text:style-name="T41">at the same time, enhancing our mind, creativity and thereby our actions to a new potential for solving problems.</text:span></text:p>
      <text:p text:style-name="P63">I also have to give account to the perspective of finding a simple solution to problems being my only approach, instead of looking at the actual actions of people which brought us into several problems, may have limited my view. My experience taught me, that the simple discovery of a solution which would work under certain circumstances will not lead to the implementation of the discovered solution, because the people affected will not believe in the same premises as the one who suggests a new approach.</text:p>
      <text:p text:style-name="P53"><text:span text:style-name="T29">But </text:span><text:span text:style-name="T42">i also experienced, that i should have followed such suggestions earlier myself, when i later discovered, how i actually used them to get out of miseries and problematic situations. Given that you already find it easy to change your perspective their is no solution as easy as changing it and look at your problem from another point of view.</text:span></text:p>
      <text:p text:style-name="P76"><text:soft-page-break/>Concluded: yes, i believe in utopia.</text:p>
      <text:h text:style-name="P110" text:outline-level="1"><text:bookmark-start text:name="__RefHeading__884_1004365413"/>Literaturverzeichnis<text:bookmark-end text:name="__RefHeading__884_1004365413"/></text:h>
      <text:p text:style-name="P78">Monographies:</text:p>
      <text:p text:style-name="P80"><text:span text:style-name="T43">Krugman, Paul (2015): </text:span><text:span text:style-name="T53">International Economics. Theory and Policy</text:span><text:span text:style-name="T43">, </text:span>München: Pearson.</text:p>
      <text:p text:style-name="P84"><text:span text:style-name="T29">Seemann, Michael (2014): </text:span><text:span text:style-name="T51">Das neue Spiel</text:span><text:span text:style-name="T29">, Freiburg: Orange-Press. Kostenlos herunterzuladen unter http://www.ctrl-verlust.net/buch/</text:span></text:p>
      <text:p text:style-name="P83"><text:span text:style-name="T29">Walsh, Patrick (2011): </text:span><text:span text:style-name="T51">Intelligence and Intelligence Analysis</text:span><text:span text:style-name="T29">, New York: Routledge.</text:span></text:p>
      <text:p text:style-name="P79">Internet Sources:</text:p>
      <text:p text:style-name="P81"><text:span text:style-name="T44">Czycholl, Harald (2013):</text:span> <text:span text:style-name="T51">Do we need a new Image of Humanity in Economics?</text:span><text:span text:style-name="T29">, </text:span><text:span text:style-name="T44">unter </text:span><text:span text:style-name="T76">http://blog.global-economic-symposium.org/do-we-need-a-new-image-of-humanity-in-economics/</text:span><text:span text:style-name="T76"> (</text:span><text:span text:style-name="T79">abgerufen am 13.8.</text:span><text:span text:style-name="T80">2015</text:span><text:span text:style-name="T76">)</text:span></text:p>
      <text:p text:style-name="P82"><text:span text:style-name="T62">I</text:span><text:span text:style-name="T63">ngram, David (2014): </text:span><text:span text:style-name="T51">Is Legalizing Recreational Marijuana Use Beneficial To The Society? Colorado Crime Rate Statistics Surely Suggest So</text:span><text:span text:style-name="T63">, unter </text:span><text:span text:style-name="T77">http://www.inquisitr.com/1490010/is-legalizing-recreational-marijuana-use-beneficial-to-the-society-colorado-crime-rate-statistics-surely-suggest-so/</text:span><text:span text:style-name="T77"> </text:span><text:span text:style-name="T76">(</text:span><text:span text:style-name="T79">abgerufen am 13.8.</text:span><text:span text:style-name="T81">2015</text:span><text:span text:style-name="T76">)</text:span></text:p>
      <text:p text:style-name="P85"><text:span text:style-name="T64">Kaplan, George (2015): </text:span><text:span text:style-name="T56">Das dunkle Kapitel – Verfassungsfeindliche Bestrebungen inländischer Geheimdienste, </text:span><text:span text:style-name="T59">unter </text:span><text:span text:style-name="T72">http://www.blackbox-vs.de/wp-content/uploads/VS-Bericht_dunklesKapitel_final_gesamt2.pdf</text:span><text:span text:style-name="T72"> </text:span><text:span text:style-name="T76">(</text:span><text:span text:style-name="T79">abgerufen am 13.8.</text:span><text:span text:style-name="T80">2015</text:span><text:span text:style-name="T76">)</text:span></text:p>
      <text:p text:style-name="P101"><text:span text:style-name="T56">Lobe, Jim (2004): </text:span><text:span text:style-name="T55">U.S.: </text:span><text:span text:style-name="T60">Three Years On, War on Terrorism Looks Like a Loser</text:span><text:span text:style-name="T55">, </text:span><text:span text:style-name="T58">unter </text:span><text:span text:style-name="T71">http://www.ipsnews.net/2004/09/us-three-years-on-war-on-terrorism-looks-like-a-loser/ </text:span><text:span text:style-name="T76">(</text:span><text:span text:style-name="T79">abgerufen am 13.8.</text:span><text:span text:style-name="T81">2015</text:span><text:span text:style-name="T76">)</text:span></text:p>
      <text:p text:style-name="P102"><text:span text:style-name="T56">P</text:span><text:span text:style-name="T59">ro Asyl (2014): </text:span><text:span text:style-name="T60">Zahlen und Fakten 2014</text:span><text:span text:style-name="T55">, </text:span><text:span text:style-name="T59">unter</text:span><text:span text:style-name="T84"> http://www.proasyl.de/de/themen/zahlen-und-fakten/ </text:span><text:span text:style-name="T70">(</text:span><text:span text:style-name="T68">abgerufen am 13.8.</text:span><text:span text:style-name="T72">2015</text:span><text:span text:style-name="T70">)</text:span></text:p>
      <text:p text:style-name="P103"><text:span text:style-name="T56">Sachs, Jeffrey (2012): </text:span><text:span text:style-name="T60">World Happiness Report,</text:span><text:span text:style-name="T55"> </text:span><text:span text:style-name="T56">unter </text:span><text:span text:style-name="T67">http://www.earth.columbia.edu/sitefiles/file/Sachs%20Writing/2012/World%20Happines</text:span><text:span text:style-name="T68">s</text:span><text:span text:style-name="T67">%20Report.pdf </text:span><text:span text:style-name="T70">(</text:span><text:span text:style-name="T68">abgerufen am 13.8.</text:span><text:span text:style-name="T72">2015</text:span><text:span text:style-name="T70">)</text:span></text:p>
      <text:p text:style-name="P106"><text:span text:style-name="T57">Shavin, Naomi (2014): </text:span><text:span text:style-name="T60">What Workplace Bullying Looks Like In 2014 -- And How To Intervene</text:span><text:span text:style-name="T55">, </text:span><text:span text:style-name="T70">unter</text:span><text:span text:style-name="T57"> </text:span><text:span text:style-name="T75">http://www.forbes.com/sites/naomishavin/2014/06/25/what-work-place-bullying-looks-like-in-2014-and-how-to-inter</text:span><text:span text:style-name="T70">vene/ (</text:span><text:span text:style-name="T68">abgerufen am 13.8.)</text:span></text:p>
      <text:p text:style-name="P104"><text:span text:style-name="T56">Suranovic, Steve (2015): <text:s/></text:span><text:span text:style-name="T60">International Trade: Theory and Policy, v. 1.0</text:span><text:span text:style-name="T55">, </text:span><text:span text:style-name="T56">unter </text:span><text:span text:style-name="T69">http://catalog.flatworldknowledge.com/bookhub/reader/28?e=fwk-61960-chab#fwk-61960-ch02_s02 </text:span><text:span text:style-name="T70">(</text:span><text:span text:style-name="T68">abgerufen am 13.8.</text:span><text:span text:style-name="T72">2015</text:span><text:span text:style-name="T70">)</text:span></text:p>
      <text:p text:style-name="P105"><text:span text:style-name="T59">Tagesschau (2015): </text:span><text:span text:style-name="T61">Massiver Anstieg der Überfälle</text:span><text:span text:style-name="T59">, unter </text:span><text:span text:style-name="T78">https://www.tagesschau.de/inland/fremdenfeindliche-uebergriffe-103.html</text:span><text:span text:style-name="T78"> </text:span><text:span text:style-name="T76">(</text:span><text:span text:style-name="T79">abgerufen am 13.8.</text:span><text:span text:style-name="T81">2015</text:span><text:span text:style-name="T76">)</text:span></text:p>
      <text:p text:style-name="P105"><text:span text:style-name="T59">World Food Programme [1] (2015): </text:span><text:span text:style-name="T61">Hunger Statistics</text:span><text:span text:style-name="T59">, unter</text:span><text:span text:style-name="T72"> </text:span><text:span text:style-name="T73">https://www.wfp.org/hunger/stats </text:span><text:span text:style-name="T72">(abgerufen am 13.8.2015)</text:span></text:p>
      <text:p text:style-name="P105"><text:span text:style-name="T59">World Food Programme [2] (2015): Food Security Analysis, unter </text:span><text:span text:style-name="T74">http://www.wfp.org/food-security </text:span><text:span text:style-name="T70">(</text:span><text:span text:style-name="T56">abgerufen am 13.8.</text:span><text:span text:style-name="T59">2015</text:span><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chivo Narrow" svg:font-family="'Archivo Narrow'"/>
    <style:font-face style:name="Arial" svg:font-family="Arial, Helvetica, sans-serif"/>
    <style:font-face style:name="Georgia" svg:font-family="Georgia, 'Times New Roman', Times, serif"/>
    <style:font-face style:name="Helvetica Neue" svg:font-family="'Helvetica Neue', Helvetica, Arial, sans-serif"/>
    <style:font-face style:name="Lato" svg:font-family="Lato, Calibri, Arial, 'Trebuchet MS', sans-serif"/>
    <style:font-face style:name="georgia" svg:font-family="georgia, verdan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0:40:42.201225595</meta:creation-date>
    <dc:date>2015-08-13T13:48:04.270608612</dc:date>
    <meta:editing-duration>P1DT6H27M48S</meta:editing-duration>
    <meta:editing-cycles>25</meta:editing-cycles>
    <meta:generator>LibreOffice/4.1.0.4$Linux_X86_64 LibreOffice_project/410m0$Build-4</meta:generator>
    <meta:document-statistic meta:table-count="0" meta:image-count="0" meta:object-count="0" meta:page-count="18" meta:paragraph-count="155" meta:word-count="6763" meta:character-count="42125" meta:non-whitespace-character-count="35487"/>
  </office:meta>
</office:document-meta>
</file>